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_/" xlink:type="simple">https://store.steampowered.com/app/19859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_/" xlink:type="simple">https://store.steampowered.com/app/13728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_/" xlink:type="simple">https://store.steampowered.com/app/158724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9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50:list.C51" table:on-update-keep-styles="true" table:on-update-keep-size="false"/>
        <table:database-range table:name="__Anonymous_Sheet_DB__0" table:target-range-address="list.B2:list.H6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00/00/00</text:date>, <text:time style:data-style-name="N2" text:time-value="03:14:25.76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8T03:17:12.812000000</dc:date>
    <meta:editing-duration>PT8H59M31S</meta:editing-duration>
    <meta:editing-cycles>176</meta:editing-cycles>
    <meta:document-statistic meta:table-count="1" meta:cell-count="529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